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4b31d" officeooo:paragraph-rsid="0014b31d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rsid="0014b31d" officeooo:paragraph-rsid="0014b31d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4b31d" officeooo:paragraph-rsid="0014b31d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2pt" officeooo:rsid="0014b31d" officeooo:paragraph-rsid="0014b31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e965" officeooo:paragraph-rsid="0015e965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68876" officeooo:paragraph-rsid="00168876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68876" officeooo:paragraph-rsid="0019fca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85638" officeooo:paragraph-rsid="00185638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f4325" officeooo:paragraph-rsid="001f4325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1bc3d" officeooo:paragraph-rsid="0021bc3d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8563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85638" officeooo:paragraph-rsid="00185638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85638" officeooo:paragraph-rsid="0019fca4"/>
    </style:style>
    <style:style style:name="P14" style:family="paragraph" style:parent-style-name="Standard">
      <style:paragraph-properties fo:text-align="start" style:justify-single-word="false"/>
      <style:text-properties officeooo:rsid="00185638" officeooo:paragraph-rsid="0019fca4"/>
    </style:style>
    <style:style style:name="P15" style:family="paragraph" style:parent-style-name="Standard">
      <style:paragraph-properties fo:text-align="start" style:justify-single-word="false"/>
      <style:text-properties officeooo:rsid="0019fca4" officeooo:paragraph-rsid="001d5687"/>
    </style:style>
    <style:style style:name="P16" style:family="paragraph" style:parent-style-name="Standard">
      <style:paragraph-properties fo:text-align="start" style:justify-single-word="false"/>
      <style:text-properties officeooo:rsid="001d5687" officeooo:paragraph-rsid="0019fca4"/>
    </style:style>
    <style:style style:name="P17" style:family="paragraph" style:parent-style-name="Standard">
      <style:paragraph-properties fo:text-align="start" style:justify-single-word="false"/>
      <style:text-properties officeooo:rsid="001d5687" officeooo:paragraph-rsid="001d568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85638" style:font-size-asian="10.5pt" style:font-size-complex="12pt"/>
    </style:style>
    <style:style style:name="T5" style:family="text">
      <style:text-properties fo:font-size="12pt" officeooo:rsid="0019fca4" style:font-size-asian="10.5pt" style:font-size-complex="12pt"/>
    </style:style>
    <style:style style:name="T6" style:family="text">
      <style:text-properties fo:font-size="12pt" officeooo:rsid="001c410c" style:font-size-asian="10.5pt" style:font-size-complex="12pt"/>
    </style:style>
    <style:style style:name="T7" style:family="text">
      <style:text-properties fo:font-size="12pt" officeooo:rsid="001d5687" style:font-size-asian="10.5pt" style:font-size-complex="12pt"/>
    </style:style>
    <style:style style:name="T8" style:family="text">
      <style:text-properties officeooo:rsid="002142a6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ligatorisk oppgave nr 1 – INF102 </text:p>
      <text:p text:style-name="P2"/>
      <text:p text:style-name="P1"/>
      <text:p text:style-name="P1">Oppg. 1</text:p>
      <text:p text:style-name="P5">Klasse kalt “RPTranslator.java” tar en rekke strenger, etter reverse polish notation, <text:s/>som argumenter slik:<text:span text:style-name="T2"> “</text:span> <text:span text:style-name="T1">java RPTranslator “1” “3” “+” “2” “4” “2” “*” “+” “*” </text:span><text:span text:style-name="T2">“</text:span> og gir ut en infix notasjon som streng slik: <text:span text:style-name="T2">“</text:span>((1 + 3) * (2 + (4 * 2)))<text:span text:style-name="T2">”</text:span></text:p>
      <text:p text:style-name="P5"/>
      <text:p text:style-name="P5">Oppg. 2</text:p>
      <text:p text:style-name="P6">Klasse kalt “SiteBrowser.java” tar først et Int argument som bestemmer N antall “commandoer” eller navigasjoner brukeren skal gjennomføre. Deretter tar den N argumenter separert med linjeskift og skriver ut i terminalen hvilken “hjemmeside” brukeren befinner seg på. Programmet bruker en stack for å holde styr på hvilken side brukeren befinner seg på og en stack for å lagre historikken. Historikken blir klarert hvis brukeren angir en ny hjemmeside. Etter N argumenter avslutter programmet.</text:p>
      <text:p text:style-name="P6"/>
      <text:p text:style-name="P6">Oppg. 3</text:p>
      <text:p text:style-name="P8">Metoden checkList i klassen “ExactTriplicates” returnerer en Streng som blir funnet nøyaktig 3 ganger i 4 lister oppgitt som argumenter til checkList. </text:p>
      <text:p text:style-name="P8"/>
      <text:p text:style-name="P8">Teoretisk runtime analyse av algoritmen blir som følger: </text:p>
      <text:list xml:id="list4418745774738600954" text:style-name="L1">
        <text:list-item>
          <text:p text:style-name="P11"><text:span text:style-name="T4">Metoden sorterer først alle 4 listene: <text:s text:c="3"/><text:tab/>~ 4NlogN</text:span></text:p>
        </text:list-item>
        <text:list-item>
          <text:p text:style-name="P12"><text:span text:style-name="T3">gjennomgå første liste: <text:tab/><text:tab/><text:tab/>~ N</text:span></text:p>
        </text:list-item>
        <text:list-item>
          <text:p text:style-name="P12"><text:span text:style-name="T3">binært søk på liste 2-4<text:tab/><text:tab/><text:tab/>~ 3logN</text:span></text:p>
        </text:list-item>
        <text:list-item>
          <text:p text:style-name="P12"><text:span text:style-name="T3">gjennomgå andre liste:<text:tab/><text:tab/><text:tab/>~ N</text:span></text:p>
        </text:list-item>
        <text:list-item>
          <text:p text:style-name="P13"><text:span text:style-name="T3">binært søk på liste 3-4<text:tab/><text:tab/><text:tab/>~ 2logN</text:span></text:p>
        </text:list-item>
      </text:list>
      <text:p text:style-name="P14"><text:span text:style-name="T5">Totalt sitter vi igjen med 4NlogN + 2N + 5logN og siden det kun er største argument som gjelder for store verdier av N vil vi stå igjen med 4NlogN eller O(N*log(N)) i “big O notation”.</text:span></text:p>
      <text:p text:style-name="P14"><text:span text:style-name="T5"/></text:p>
      <text:p text:style-name="P14"><text:span text:style-name="T5">Oppg. 4</text:span></text:p>
      <text:p text:style-name="P15"><text:span text:style-name="T3">Algoritmen “</text:span><text:span text:style-name="T6">Profitsorting” </text:span><text:span text:style-name="T7">oppretter N tilfeldige verdier mellom 0 og N i en tabell og kjører binært og lineært søk S antall ganger og skriver ut tiden for hver algoritme.</text:span></text:p>
      <text:p text:style-name="P16"><text:span text:style-name="T5"/></text:p>
      <text:p text:style-name="P17"><text:span text:style-name="T3">Resultat: </text:span></text:p>
      <text:p text:style-name="P17"><text:span text:style-name="T3"/></text:p>
      <text:p text:style-name="P17"><text:span text:style-name="T3"/></text:p>
      <text:p text:style-name="P7"><draw:frame draw:style-name="fr1" draw:name="Object1" text:anchor-type="paragraph" svg:width="2.6673in" svg:height="1.06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9">Q1 svar: Som vi ser av tabellen blir S = 40 og 2S = 80. Et sted mellom 40 og 80 antall søk blir binært søk raskere og vi finner vårt “break-even” med tallene over på ca S=58.</text:p>
      <text:p text:style-name="P9"/>
      <text:p text:style-name="P9"/>
      <text:p text:style-name="P9"/>
      <text:p text:style-name="P9"/>
      <text:p text:style-name="P9"><text:soft-page-break/>Q2 svar: <text:s/><text:span text:style-name="T8">Ja resultatet varierer. Ved 5 forsøk etter hverandre for S = 40 og S = 80 får vi følgende resultat:</text:span></text:p>
      <text:p text:style-name="P9"/>
      <text:p text:style-name="P9"><draw:frame draw:style-name="fr2" draw:name="Object2" text:anchor-type="paragraph" svg:width="5.5598in" svg:height="1.244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0">Break even blir dermed på ca S = 56. Man kan altså finne en tilnærmet nøyaktig break even ved å ta gjennomsnittet. Dette kan man også bygge inn i programmet slik at den vil finne en tilnærmet break even.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font-size="12pt" officeooo:rsid="0014b31d" officeooo:paragraph-rsid="0014b31d" style:font-size-asian="10.5pt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7.09.2017<text:tab/><text:tab/><text:tab/><text:tab/><text:tab/><text:tab/><text:tab/><text:tab/>Preben Bucher-Johannesse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04:24.459173462</meta:creation-date>
    <dc:date>2017-09-27T17:21:05.250061584</dc:date>
    <meta:editing-duration>PT1H7M46S</meta:editing-duration>
    <meta:editing-cycles>3</meta:editing-cycles>
    <meta:generator>LibreOffice/5.1.6.2$Linux_X86_64 LibreOffice_project/10m0$Build-2</meta:generator>
    <meta:document-statistic meta:table-count="0" meta:image-count="0" meta:object-count="2" meta:page-count="2" meta:paragraph-count="21" meta:word-count="366" meta:character-count="2076" meta:non-whitespace-character-count="170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1"/>
        <table:table-column table:style-name="co1" table:default-cell-style-name="ce26"/>
        <table:table-column table:style-name="co1" table:default-cell-style-name="ce31"/>
        <table:table-row table:style-name="ro1">
          <table:table-cell/>
          <table:table-cell table:style-name="ce20" office:value-type="string" calcext:value-type="string">
            <text:p>S</text:p>
          </table:table-cell>
          <table:table-cell table:style-name="ce24" office:value-type="string" calcext:value-type="string">
            <text:p>BinTime</text:p>
          </table:table-cell>
          <table:table-cell table:style-name="ce29" office:value-type="string" calcext:value-type="string">
            <text:p>LinTim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5" office:value-type="float" office:value="4.02" calcext:value-type="float">
            <text:p>4.02</text:p>
          </table:table-cell>
          <table:table-cell table:style-name="ce30" office:value-type="float" office:value="0.44" calcext:value-type="float">
            <text:p>0.4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.864" calcext:value-type="float">
            <text:p>3.864</text:p>
          </table:table-cell>
          <table:table-cell office:value-type="float" office:value="0.673" calcext:value-type="float">
            <text:p>0.67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.763" calcext:value-type="float">
            <text:p>3.763</text:p>
          </table:table-cell>
          <table:table-cell office:value-type="float" office:value="1.235" calcext:value-type="float">
            <text:p>1.235</text:p>
          </table:table-cell>
        </table:table-row>
        <table:table-row table:style-name="ro1">
          <table:table-cell/>
          <table:table-cell table:style-name="ce22" office:value-type="float" office:value="40" calcext:value-type="float">
            <text:p>40</text:p>
          </table:table-cell>
          <table:table-cell table:style-name="ce27" office:value-type="float" office:value="3.756" calcext:value-type="float">
            <text:p>3.756</text:p>
          </table:table-cell>
          <table:table-cell table:style-name="ce32" office:value-type="float" office:value="2.975" calcext:value-type="float">
            <text:p>2.975</text:p>
          </table:table-cell>
        </table:table-row>
        <table:table-row table:style-name="ro1">
          <table:table-cell/>
          <table:table-cell table:style-name="ce23" office:value-type="float" office:value="80" calcext:value-type="float">
            <text:p>80</text:p>
          </table:table-cell>
          <table:table-cell table:style-name="ce28" office:value-type="float" office:value="3.739" calcext:value-type="float">
            <text:p>3.739</text:p>
          </table:table-cell>
          <table:table-cell table:style-name="ce33" office:value-type="float" office:value="5.516" calcext:value-type="float">
            <text:p>5.516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6:36:08.268774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81.04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3"/>
        <table:table-column table:style-name="co2" table:default-cell-style-name="ce29"/>
        <table:table-column table:style-name="co3" table:default-cell-style-name="ce34"/>
        <table:table-column table:style-name="co4" table:default-cell-style-name="ce29"/>
        <table:table-column table:style-name="co5" table:default-cell-style-name="ce34"/>
        <table:table-row table:style-name="ro1">
          <table:table-cell/>
          <table:table-cell table:style-name="ce22" office:value-type="string" calcext:value-type="string">
            <text:p>Trial</text:p>
          </table:table-cell>
          <table:table-cell table:style-name="ce27" office:value-type="string" calcext:value-type="string">
            <text:p>BinTime, S = 40</text:p>
          </table:table-cell>
          <table:table-cell table:style-name="ce32" office:value-type="string" calcext:value-type="string">
            <text:p>LinTime, s = 40</text:p>
          </table:table-cell>
          <table:table-cell table:style-name="ce27" office:value-type="string" calcext:value-type="string">
            <text:p>BinTime, S = 80</text:p>
          </table:table-cell>
          <table:table-cell table:style-name="ce32" office:value-type="string" calcext:value-type="string">
            <text:p>LinTime, s = 8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8" office:value-type="float" office:value="3.86" calcext:value-type="float">
            <text:p>3.86</text:p>
          </table:table-cell>
          <table:table-cell table:style-name="ce33" office:value-type="float" office:value="3.035" calcext:value-type="float">
            <text:p>3.035</text:p>
          </table:table-cell>
          <table:table-cell table:style-name="ce28" office:value-type="float" office:value="3.78" calcext:value-type="float">
            <text:p>3.78</text:p>
          </table:table-cell>
          <table:table-cell table:style-name="ce33" office:value-type="float" office:value="5.577" calcext:value-type="float">
            <text:p>5.57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809" calcext:value-type="float">
            <text:p>3.809</text:p>
          </table:table-cell>
          <table:table-cell office:value-type="float" office:value="2.595" calcext:value-type="float">
            <text:p>2.595</text:p>
          </table:table-cell>
          <table:table-cell office:value-type="float" office:value="4.083" calcext:value-type="float">
            <text:p>4.083</text:p>
          </table:table-cell>
          <table:table-cell office:value-type="float" office:value="5.85" calcext:value-type="float">
            <text:p>5.8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771" calcext:value-type="float">
            <text:p>3.771</text:p>
          </table:table-cell>
          <table:table-cell office:value-type="float" office:value="2.869" calcext:value-type="float">
            <text:p>2.869</text:p>
          </table:table-cell>
          <table:table-cell office:value-type="float" office:value="3.773" calcext:value-type="float">
            <text:p>3.773</text:p>
          </table:table-cell>
          <table:table-cell office:value-type="float" office:value="5.229" calcext:value-type="float">
            <text:p>5.229</text:p>
          </table:table-cell>
        </table:table-row>
        <table:table-row table:style-name="ro1">
          <table:table-cell/>
          <table:table-cell table:style-name="ce24" office:value-type="float" office:value="4" calcext:value-type="float">
            <text:p>4</text:p>
          </table:table-cell>
          <table:table-cell table:style-name="ce30" office:value-type="float" office:value="3.886" calcext:value-type="float">
            <text:p>3.886</text:p>
          </table:table-cell>
          <table:table-cell table:style-name="ce35" office:value-type="float" office:value="2.696" calcext:value-type="float">
            <text:p>2.696</text:p>
          </table:table-cell>
          <table:table-cell table:style-name="ce30" office:value-type="float" office:value="3.769" calcext:value-type="float">
            <text:p>3.769</text:p>
          </table:table-cell>
          <table:table-cell table:style-name="ce35" office:value-type="float" office:value="5.223" calcext:value-type="float">
            <text:p>5.223</text:p>
          </table:table-cell>
        </table:table-row>
        <table:table-row table:style-name="ro1">
          <table:table-cell/>
          <table:table-cell table:style-name="ce25" office:value-type="float" office:value="5" calcext:value-type="float">
            <text:p>5</text:p>
          </table:table-cell>
          <table:table-cell table:style-name="ce31" office:value-type="float" office:value="3.93" calcext:value-type="float">
            <text:p>3.93</text:p>
          </table:table-cell>
          <table:table-cell table:style-name="ce36" office:value-type="float" office:value="2.927" calcext:value-type="float">
            <text:p>2.927</text:p>
          </table:table-cell>
          <table:table-cell table:style-name="ce31" office:value-type="float" office:value="4.09" calcext:value-type="float">
            <text:p>4.09</text:p>
          </table:table-cell>
          <table:table-cell table:style-name="ce36" office:value-type="float" office:value="5.548" calcext:value-type="float">
            <text:p>5.548</text:p>
          </table:table-cell>
        </table:table-row>
        <table:table-row table:style-name="ro1">
          <table:table-cell/>
          <table:table-cell table:style-name="ce26" office:value-type="string" calcext:value-type="string">
            <text:p>Average</text:p>
          </table:table-cell>
          <table:table-cell table:style-name="ce26" table:formula="of:=+AVERAGE([.C2:.C6])" office:value-type="float" office:value="3.8512" calcext:value-type="float">
            <text:p>3.8512</text:p>
          </table:table-cell>
          <table:table-cell table:style-name="ce26" table:formula="of:=+AVERAGE([.D2:.D6])" office:value-type="float" office:value="2.8244" calcext:value-type="float">
            <text:p>2.8244</text:p>
          </table:table-cell>
          <table:table-cell table:style-name="ce26" table:formula="of:=+AVERAGE([.E2:.E6])" office:value-type="float" office:value="3.899" calcext:value-type="float">
            <text:p>3.899</text:p>
          </table:table-cell>
          <table:table-cell table:style-name="ce26" table:formula="of:=+AVERAGE([.F2:.F6])" office:value-type="float" office:value="5.4854" calcext:value-type="float">
            <text:p>5.485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7:10:53.042932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